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75cm"/>
    </style:style>
    <style:style style:name="co2" style:family="table-column">
      <style:table-column-properties fo:break-before="auto" style:column-width="11.993cm"/>
    </style:style>
    <style:style style:name="co3" style:family="table-column">
      <style:table-column-properties fo:break-before="auto" style:column-width="5.3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>
            <text:p>NAME</text:p>
          </table:table-cell>
          <table:table-cell office:value-type="string">
            <text:p>a unique name across all your machine to identiy this install</text:p>
          </table:table-cell>
          <table:table-cell office:value-type="string">
            <text:p>RafiK-EliteBook</text:p>
          </table:table-cell>
        </table:table-row>
        <table:table-row table:style-name="ro1">
          <table:table-cell office:value-type="string">
            <text:p>REPRO_DIR</text:p>
          </table:table-cell>
          <table:table-cell office:value-type="string">
            <text:p>the location of the REMOTE reprositry, for future updates (full path, ssh user needs rights)</text:p>
          </table:table-cell>
          <table:table-cell office:value-type="string">
            <text:p>~/src/lm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role</text:p>
          </table:table-cell>
          <table:table-cell table:number-columns-repeated="2"/>
        </table:table-row>
        <table:table-row table:style-name="ro1">
          <table:table-cell office:value-type="string">
            <text:p>REMOTE_IP</text:p>
          </table:table-cell>
          <table:table-cell office:value-type="string">
            <text:p>machine to install</text:p>
          </table:table-cell>
          <table:table-cell office:value-type="string">
            <text:p>10.0.0.10</text:p>
          </table:table-cell>
        </table:table-row>
        <table:table-row table:style-name="ro1">
          <table:table-cell office:value-type="string">
            <text:p>INSTALL_DIR</text:p>
          </table:table-cell>
          <table:table-cell office:value-type="string">
            <text:p>where to install the server (absolute path)</text:p>
          </table:table-cell>
          <table:table-cell office:value-type="string">
            <text:p>/srv/lmt</text:p>
          </table:table-cell>
        </table:table-row>
        <table:table-row table:style-name="ro1">
          <table:table-cell office:value-type="string">
            <text:p>VIRTENV_DIR</text:p>
          </table:table-cell>
          <table:table-cell office:value-type="string">
            <text:p>where to install virtualenv (relative)</text:p>
          </table:table-cell>
          <table:table-cell office:value-type="string">
            <text:p>/py_env</text:p>
          </table:table-cell>
        </table:table-row>
        <table:table-row table:style-name="ro1">
          <table:table-cell office:value-type="string">
            <text:p>SYS_USER</text:p>
          </table:table-cell>
          <table:table-cell office:value-type="string">
            <text:p>the username the whole stuff will be running on (will be created)</text:p>
          </table:table-cell>
          <table:table-cell office:value-type="string">
            <text:p>lmt</text:p>
          </table:table-cell>
        </table:table-row>
        <table:table-row table:style-name="ro1">
          <table:table-cell office:value-type="string">
            <text:p>SYS_PSW</text:p>
          </table:table-cell>
          <table:table-cell office:value-type="string">
            <text:p>the password for SYS_USER (if user exists the pw IWLL BE CHANGED)</text:p>
          </table:table-cell>
          <table:table-cell office:value-type="string">
            <text:p>pw</text:p>
          </table:table-cell>
        </table:table-row>
        <table:table-row table:style-name="ro1">
          <table:table-cell office:value-type="string">
            <text:p>SYS_GROUP</text:p>
          </table:table-cell>
          <table:table-cell office:value-type="string">
            <text:p>the group of the sys_user</text:p>
          </table:table-cell>
          <table:table-cell office:value-type="string">
            <text:p>www-lm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atabase</text:p>
          </table:table-cell>
          <table:table-cell table:number-columns-repeated="2"/>
        </table:table-row>
        <table:table-row table:style-name="ro1">
          <table:table-cell office:value-type="string">
            <text:p>DATABASE_HOST</text:p>
          </table:table-cell>
          <table:table-cell office:value-type="string">
            <text:p>mysql host</text:p>
          </table:table-cell>
          <table:table-cell office:value-type="string">
            <text:p>localhost</text:p>
          </table:table-cell>
        </table:table-row>
        <table:table-row table:style-name="ro1">
          <table:table-cell office:value-type="string">
            <text:p>DATABASE_PORT</text:p>
          </table:table-cell>
          <table:table-cell office:value-type="string">
            <text:p>port</text:p>
          </table:table-cell>
          <table:table-cell office:value-type="float" office:value="3306">
            <text:p>3306</text:p>
          </table:table-cell>
        </table:table-row>
        <table:table-row table:style-name="ro1">
          <table:table-cell office:value-type="string">
            <text:p>DATABASE_ROOT_PSW</text:p>
          </table:table-cell>
          <table:table-cell office:value-type="string">
            <text:p>mysql root password (existing or new one)</text:p>
          </table:table-cell>
          <table:table-cell office:value-type="string">
            <text:p>HVUOD583</text:p>
          </table:table-cell>
        </table:table-row>
        <table:table-row table:style-name="ro1">
          <table:table-cell office:value-type="string">
            <text:p>DATABASE_NAME</text:p>
          </table:table-cell>
          <table:table-cell office:value-type="string">
            <text:p>db name</text:p>
          </table:table-cell>
          <table:table-cell office:value-type="string">
            <text:p>lmt</text:p>
          </table:table-cell>
        </table:table-row>
        <table:table-row table:style-name="ro1">
          <table:table-cell office:value-type="string">
            <text:p>DATABASE_USER</text:p>
          </table:table-cell>
          <table:table-cell office:value-type="string">
            <text:p>db user name</text:p>
          </table:table-cell>
          <table:table-cell office:value-type="string">
            <text:p>dbuser</text:p>
          </table:table-cell>
        </table:table-row>
        <table:table-row table:style-name="ro1">
          <table:table-cell office:value-type="string">
            <text:p>DATABASE_PSW</text:p>
          </table:table-cell>
          <table:table-cell office:value-type="string">
            <text:p>db user password</text:p>
          </table:table-cell>
          <table:table-cell office:value-type="string">
            <text:p>9TZNQ9A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jangoserver</text:p>
          </table:table-cell>
          <table:table-cell table:number-columns-repeated="2"/>
        </table:table-row>
        <table:table-row table:style-name="ro1">
          <table:table-cell office:value-type="string">
            <text:p>no needed var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taticserver</text:p>
          </table:table-cell>
          <table:table-cell table:number-columns-repeated="2"/>
        </table:table-row>
        <table:table-row table:style-name="ro1">
          <table:table-cell office:value-type="string">
            <text:p>PUBLIC_URL</text:p>
          </table:table-cell>
          <table:table-cell office:value-type="string">
            <text:p>url to reach the server from the internet</text:p>
          </table:table-cell>
          <table:table-cell office:value-type="string">
            <text:p>http://localhost</text:p>
          </table:table-cell>
        </table:table-row>
        <table:table-row table:style-name="ro1">
          <table:table-cell office:value-type="string">
            <text:p>PUBLIC_PORT</text:p>
          </table:table-cell>
          <table:table-cell office:value-type="string">
            <text:p>port to the internet for the webserver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INSTALL_DIR already set to: /srv/lmt</text:p>
          </table:table-cell>
          <table:table-cell table:number-columns-repeated="2"/>
        </table:table-row>
        <table:table-row table:style-name="ro1">
          <table:table-cell office:value-type="string">
            <text:p>HTML_DIR</text:p>
          </table:table-cell>
          <table:table-cell office:value-type="string">
            <text:p>directory of static html files (relative to install)</text:p>
          </table:table-cell>
          <table:table-cell office:value-type="string">
            <text:p>/static_html</text:p>
          </table:table-cell>
        </table:table-row>
        <table:table-row table:style-name="ro1">
          <table:table-cell office:value-type="string">
            <text:p>DJANGO_STATIC</text:p>
          </table:table-cell>
          <table:table-cell office:value-type="string">
            <text:p>directory of static django files (relative)</text:p>
          </table:table-cell>
          <table:table-cell office:value-type="string">
            <text:p>/backend/static</text:p>
          </table:table-cell>
        </table:table-row>
        <table:table-row table:style-name="ro1">
          <table:table-cell office:value-type="string">
            <text:p>MEDIA_FILES</text:p>
          </table:table-cell>
          <table:table-cell office:value-type="string">
            <text:p>direcory of generrated images(relative)</text:p>
          </table:table-cell>
          <table:table-cell office:value-type="string">
            <text:p>/tmp_media</text:p>
          </table:table-cell>
        </table:table-row>
        <table:table-row table:style-name="ro1">
          <table:table-cell office:value-type="string">
            <text:p>URL_DJANGO_SERVER</text:p>
          </table:table-cell>
          <table:table-cell office:value-type="string">
            <text:p>(internal?) url for redirects to django server, WITH port</text:p>
          </table:table-cell>
          <table:table-cell office:value-type="string">
            <text:p>http://localhost:8000</text:p>
          </table:table-cell>
        </table:table-row>
        <table:table-row table:style-name="ro1">
          <table:table-cell office:value-type="string">
            <text:p>RESULTPATH</text:p>
          </table:table-cell>
          <table:table-cell office:value-type="string">
            <text:p>(virtual) path where the client gets the results from</text:p>
          </table:table-cell>
          <table:table-cell office:value-type="string">
            <text:p>/resul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worker</text:p>
          </table:table-cell>
          <table:table-cell table:number-columns-repeated="2"/>
        </table:table-row>
        <table:table-row table:style-name="ro1">
          <table:table-cell office:value-type="string">
            <text:p>BROKER_USER</text:p>
          </table:table-cell>
          <table:table-cell office:value-type="string">
            <text:p>username for broker service</text:p>
          </table:table-cell>
          <table:table-cell office:value-type="string">
            <text:p>lmt</text:p>
          </table:table-cell>
        </table:table-row>
        <table:table-row table:style-name="ro1">
          <table:table-cell office:value-type="string">
            <text:p>BROKER_PSW</text:p>
          </table:table-cell>
          <table:table-cell office:value-type="string">
            <text:p>password for broker service</text:p>
          </table:table-cell>
          <table:table-cell office:value-type="string">
            <text:p>1PJ2PZHQ</text:p>
          </table:table-cell>
        </table:table-row>
        <table:table-row table:style-name="ro1">
          <table:table-cell office:value-type="string">
            <text:p>BROKER_VHOST</text:p>
          </table:table-cell>
          <table:table-cell office:value-type="string">
            <text:p>virtualhost for broker service</text:p>
          </table:table-cell>
          <table:table-cell office:value-type="string">
            <text:p>lmt_vh</text:p>
          </table:table-cell>
        </table:table-row>
        <table:table-row table:style-name="ro1">
          <table:table-cell office:value-type="string">
            <text:p>WORKER_DIR</text:p>
          </table:table-cell>
          <table:table-cell office:value-type="string">
            <text:p>directory of worker install (GLASS)</text:p>
          </table:table-cell>
          <table:table-cell office:value-type="string">
            <text:p>/worker</text:p>
          </table:table-cell>
        </table:table-row>
        <table:table-row table:style-name="ro1">
          <table:table-cell office:value-type="string">
            <text:p>INSTALL_DIR already set to: /srv/lmt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4">24.03.2013</text:date>, <text:time>00:52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Küng</meta:initial-creator>
    <meta:creation-date>2013-03-23T16:49:40.28</meta:creation-date>
    <dc:date>2013-03-24T00:52:41.24</dc:date>
    <dc:creator>Rafael Küng</dc:creator>
    <meta:editing-duration>PT6H17M39S</meta:editing-duration>
    <meta:editing-cycles>2</meta:editing-cycles>
    <meta:generator>LibreOffice/3.3$Win32 LibreOffice_project/330m19$Build-202</meta:generator>
    <meta:document-statistic meta:table-count="3" meta:cell-count="84" meta:object-count="0"/>
  </office:meta>
</office:document-meta>
</file>